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5.74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1" style:family="paragraph">
      <style:paragraph-properties fo:text-align="justify"/>
      <style:text-properties fo:font-size="20pt" style:font-size-asian="20pt" style:font-size-complex="20pt"/>
    </style:style>
    <style:style style:name="T1" style:family="text">
      <style:text-properties fo:font-size="20pt" fo:font-style="italic" style:font-size-asian="20pt" style:font-style-asian="italic" style:font-size-complex="20pt" style:font-style-complex="italic"/>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Le Python pour les Humanités</text:p>
          </draw:text-box>
        </draw:frame>
        <draw:frame presentation:style-name="pr2" draw:text-style-name="P1" draw:layer="layout" svg:width="25.2cm" svg:height="5.749cm" svg:x="1.524cm" svg:y="8.221cm" presentation:class="subtitle" presentation:user-transformed="true">
          <draw:text-box>
            <text:p text:style-name="P1"><text:span text:style-name="T1">Science has welcomed big data and scaled its methods accordingly. With a huge amount of digital-textual data, we must do the same. Close reading is not only impractical as a means of evidence gathering in the digital library, but big data render it totally inappropriate a as method of studying literary history.</text:span></text:p>
            <text:p text:style-name="P1"><text:span text:style-name="T2"><text:tab/></text:span><text:span text:style-name="T2">Jockers, M., Macroanalysis. Digital Methods and Literary history. University of Illinois Press, 2013</text:span></text:p>
          </draw:text-box>
        </draw:frame>
        <draw:frame draw:style-name="gr1" draw:layer="layout" svg:width="15.24cm" svg:height="2.384cm" svg:x="18.034cm" svg:y="17.682cm">
          <draw:text-box>
            <text:p>Thibault Clérice</text:p>
            <text:p>Avril 2015 – ePhilologie</text:p>
            <text:p>Thibault.clerice@uni-leipzig.de</text:p>
          </draw:text-box>
        </draw:frame>
        <draw:frame draw:style-name="gr2" draw:layer="layout" svg:width="14.138cm" svg:height="0.962cm" svg:x="1.356cm" svg:y="18.596cm">
          <draw:text-box>
            <text:p>https://github.com/PonteIneptique/python-course</text:p>
          </draw:text-box>
        </draw:frame>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draw:text-box>
            <text:p>Installation</text:p>
          </draw:text-box>
        </draw:frame>
        <draw:frame presentation:style-name="pr5" draw:layer="layout" svg:width="25.2cm" svg:height="12.179cm" svg:x="1.4cm" svg:y="5cm" presentation:class="outline" presentation:user-transformed="true">
          <draw:text-box>
            <text:p><text:s text:c="4"/>Installons d'abord Python, le langage de programmation que nous étudierons aujourd'hui. Nous utiliserons la distribution gratuite Anaconda qui comprend tous les packages dont nous avons besoin. Pour notre cours, nous utiliserons Python 3.4 mais d'abord nous installerons Python 2.7 pour le mettre à jour ensuite. Suivez strictement les instructions ci-dessous !</text:p>
            <text:list text:style-name="L3">
              <text:list-item>
                <text:p>Allez sur <text:a xlink:href="http://continuum.io/downloads" xlink:type="simple">http://continuum.io/downloads</text:a></text:p>
              </text:list-item>
              <text:list-item>
                <text:p>Téléchargez l'installateur graphique pour python 2.7 (pas 3.4 pour le moment) qui correspond à votre OS (Mac OSX, Windows or Linux)</text:p>
              </text:list-item>
              <text:list-item>
                <text:p>Exécutez l'installateur graphique (En cas de problème : <text:a xlink:href="http://docs.continuum.io/anaconda/install.html" xlink:type="simple">http://docs.continuum.io/anaconda/install.html</text:a> )</text:p>
              </text:list-item>
            </text:list>
          </draw:text-box>
        </draw:frame>
        <presentation:notes draw:style-name="dp2">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Installation (2)</text:p>
          </draw:text-box>
        </draw:frame>
        <draw:frame presentation:style-name="pr5" draw:layer="layout" svg:width="25.2cm" svg:height="14.558cm" svg:x="1.4cm" svg:y="5cm" presentation:class="outline" presentation:user-transformed="true">
          <draw:text-box>
            <text:p>Maintenant, nous allons mettre à jour notre version d'Anaconda pour Python 3.4 via la ligne de commande. D'abord, ouvrez un invité de commande (cette fenêtre noire qui vous fait peur sur laquelle on peut taper des commandes bizarres)</text:p>
            <text:p/>
            <text:p><text:s text:c="4"/>Sous Mac OS X, naviguez vers <text:s/>/Applications/Utilitaires et double-cliquez "Terminal"</text:p>
            <text:p><text:s text:c="4"/>Sous Windows, <text:s/>"Demarrer" &gt; "Tous les Programsmes" &gt; "Accessoires" &gt; "Invité de commandes"</text:p>
            <text:p><text:s text:c="4"/>Sous Linux: Ctrl+Alt+T</text:p>
            <text:p/>
            <text:p>Entrez ensuite les deux lignes de commande suivantes dans cette interface: entrez chacune d'elles puis pressez entrer après chacune</text:p>
            <text:p/>
            <text:p>Sur Windows:</text:p>
            <text:p><text:s text:c="4"/>conda create -n py34 python=3.4 anaconda</text:p>
            <text:p><text:s text:c="4"/>source py34</text:p>
            <text:p>Autres platformes:</text:p>
            <text:p><text:s text:c="4"/>conda create -n py34 python=3.4 anaconda</text:p>
            <text:p><text:s text:c="4"/>source activate py34</text:p>
          </draw:text-box>
        </draw:frame>
        <presentation:notes draw:style-name="dp2">
          <draw:page-thumbnail draw:style-name="gr3"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Installation (3)</text:p>
          </draw:text-box>
        </draw:frame>
        <draw:frame presentation:style-name="pr5" draw:layer="layout" svg:width="25.2cm" svg:height="12.179cm" svg:x="1.4cm" svg:y="5cm" presentation:class="outline" presentation:user-transformed="true">
          <draw:text-box>
            <text:p>Téléchargez le dossier du cours disponible ici <text:s/>https://github.com/ponteineptique/python-course et cliquez sur "Download ZIP". Sauvegardez votre zip et extrayez le où vous le souhaitez, y compris votre bureau surchargé ! Vous pouvez désormais lancer le cours interactif Ipython. Dans le dossier extrait :</text:p>
            <text:p/>
            <text:p><text:s text:c="4"/>Sous Windows: double-clic "start-windows.bat"</text:p>
            <text:p><text:s text:c="4"/>Sous Mac OSX: double-clic "start-osx.command"</text:p>
            <text:p><text:s text:c="4"/>Sous Linux: double-clic "start-unix.sh"</text:p>
            <text:p/>
            <text:p>Après ce click, cela devrait s'ouvrir dans un navigateur (Firefox ou Google Chrome) sur la page <text:a xlink:href="http://127.0.0.1:8888/" xlink:type="simple">http://127.0.0.1:8888/</text:a> (ou un truc qui y ressemble) qui vous dit `IP[y]: Notebook'. C'est prêt !</text:p>
          </draw:text-box>
        </draw:frame>
        <presentation:notes draw:style-name="dp2">
          <draw:page-thumbnail draw:style-name="gr3"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hibault </meta:initial-creator>
    <meta:creation-date>2015-04-07T14:26:30.216701362</meta:creation-date>
    <dc:date>2015-04-07T14:42:22.646138237</dc:date>
    <dc:creator>thibault </dc:creator>
    <meta:editing-duration>PT5S</meta:editing-duration>
    <meta:editing-cycles>1</meta:editing-cycles>
    <meta:document-statistic meta:object-count="51"/>
    <meta:generator>LibreOffice/4.2.7.2$Linux_X86_64 LibreOffice_project/420m0$Build-2</meta:generator>
  </office:meta>
</office:document-meta>
</file>